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b78b5" officeooo:paragraph-rsid="000b78b5"/>
    </style:style>
    <style:style style:name="P2" style:family="paragraph" style:parent-style-name="Standard">
      <style:text-properties style:font-name="FreeMono" officeooo:rsid="000c7f52" officeooo:paragraph-rsid="000c7f52"/>
    </style:style>
    <style:style style:name="P3" style:family="paragraph" style:parent-style-name="Standard">
      <style:text-properties style:font-name="FreeMono" fo:font-weight="bold" style:font-weight-asian="bold" style:font-weight-complex="bold"/>
    </style:style>
    <style:style style:name="P4" style:family="paragraph" style:parent-style-name="Standard">
      <style:text-properties style:font-name="FreeMono" fo:font-weight="bold" officeooo:rsid="000b78b5" officeooo:paragraph-rsid="000b78b5" style:font-weight-asian="bold" style:font-weight-complex="bold"/>
    </style:style>
    <style:style style:name="P5" style:family="paragraph" style:parent-style-name="Standard">
      <style:text-properties style:font-name="FreeMono" fo:font-weight="bold" officeooo:rsid="000c7f52" officeooo:paragraph-rsid="000c7f52" style:font-weight-asian="bold" style:font-weight-complex="bold"/>
    </style:style>
    <style:style style:name="P6" style:family="paragraph" style:parent-style-name="Standard">
      <style:text-properties style:font-name="FreeMono" fo:font-weight="bold" officeooo:rsid="000c8691" officeooo:paragraph-rsid="000c8691" style:font-weight-asian="bold" style:font-weight-complex="bold"/>
    </style:style>
    <style:style style:name="P7" style:family="paragraph" style:parent-style-name="Standard">
      <style:text-properties style:font-name="FreeMono" fo:font-weight="bold" officeooo:rsid="000ca2fe" officeooo:paragraph-rsid="000ca2fe" style:font-weight-asian="bold" style:font-weight-complex="bold"/>
    </style:style>
    <style:style style:name="P8" style:family="paragraph" style:parent-style-name="Standard">
      <style:text-properties style:font-name="FreeMono" officeooo:rsid="000c8691" officeooo:paragraph-rsid="000c8691"/>
    </style:style>
    <style:style style:name="P9" style:family="paragraph" style:parent-style-name="Standard">
      <style:paragraph-properties fo:padding="0.0201in" fo:border="0.26pt solid #000000" style:shadow="none"/>
      <style:text-properties style:font-name="FreeMono" officeooo:rsid="000ca2fe" officeooo:paragraph-rsid="000ca2fe"/>
    </style:style>
    <style:style style:name="P10" style:family="paragraph" style:parent-style-name="Standard">
      <style:paragraph-properties fo:padding="0.0201in" fo:border="0.26pt solid #000000" style:shadow="none"/>
      <style:text-properties style:font-name="FreeMono" fo:font-size="10pt" officeooo:rsid="000ca2fe" officeooo:paragraph-rsid="000ca2fe" style:font-size-asian="10pt" style:font-size-complex="10pt"/>
    </style:style>
    <style:style style:name="P11" style:family="paragraph" style:parent-style-name="Standard">
      <style:paragraph-properties fo:padding="0.0201in" fo:border="0.26pt solid #000000" style:shadow="none"/>
      <style:text-properties style:font-name="FreeMono" fo:font-size="10pt" officeooo:rsid="000c7f52" officeooo:paragraph-rsid="000c7f52" style:font-size-asian="10pt" style:font-size-complex="10pt"/>
    </style:style>
    <style:style style:name="P12" style:family="paragraph" style:parent-style-name="Standard">
      <style:paragraph-properties fo:break-before="page"/>
      <style:text-properties style:font-name="FreeMono" fo:font-weight="bold" officeooo:rsid="000c8691" officeooo:paragraph-rsid="000c8691" style:font-weight-asian="bold" style:font-weight-complex="bold"/>
    </style:style>
    <style:style style:name="T1" style:family="text">
      <style:text-properties officeooo:rsid="000c7f52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 412</text:p>
      <text:p text:style-name="P1">HW 1</text:p>
      <text:p text:style-name="P1"/>
      <text:p text:style-name="P4">Problem 1</text:p>
      <text:p text:style-name="P1"/>
      <text:p text:style-name="P4"><text:span text:style-name="T1">(</text:span>A)</text:p>
      <text:p text:style-name="P1">- hello_world_MPI outputs in a different order each time.</text:p>
      <text:p text:style-name="P1">- hello_world_PTH outputs in a different order each time.</text:p>
      <text:p text:style-name="P1">- hello_world_OMP outputs in a different order each time.</text:p>
      <text:p text:style-name="P1"/>
      <text:p text:style-name="P5">hello_world_MPI output</text:p>
      <text:p text:style-name="P11">uahcls16@dmc:hw1&gt; mpirun -np 8 ./hw_mpi</text:p>
      <text:p text:style-name="P11">--------------------------------------------------------------------------</text:p>
      <text:p text:style-name="P11">WARNING: It appears that your OpenFabrics subsystem is configured to only</text:p>
      <text:p text:style-name="P11">allow registering part of your physical memory. <text:s/>This can cause MPI jobs to</text:p>
      <text:p text:style-name="P11">run with erratic performance, hang, and/or crash.</text:p>
      <text:p text:style-name="P11"/>
      <text:p text:style-name="P11">This may be caused by your OpenFabrics vendor limiting the amount of</text:p>
      <text:p text:style-name="P11">physical memory that can be registered. <text:s/>You should investigate the</text:p>
      <text:p text:style-name="P11">relevant Linux kernel module parameters that control how much physical</text:p>
      <text:p text:style-name="P11">memory can be registered, and increase them to allow registering all</text:p>
      <text:p text:style-name="P11">physical memory on your machine.</text:p>
      <text:p text:style-name="P11"/>
      <text:p text:style-name="P11">See this Open MPI FAQ item for more information on these Linux kernel module</text:p>
      <text:p text:style-name="P11">parameters:</text:p>
      <text:p text:style-name="P11"/>
      <text:p text:style-name="P11"><text:s text:c="4"/>http://www.open-mpi.org/faq/?category=openfabrics#ib-locked-pages</text:p>
      <text:p text:style-name="P11"/>
      <text:p text:style-name="P11"><text:s text:c="2"/>Local host: <text:s text:c="13"/>dmc</text:p>
      <text:p text:style-name="P11"><text:s text:c="2"/>Registerable memory: <text:s text:c="4"/>16384 MiB</text:p>
      <text:p text:style-name="P11"><text:s text:c="2"/>Total memory: <text:s text:c="11"/>24567 MiB</text:p>
      <text:p text:style-name="P11"/>
      <text:p text:style-name="P11">Your MPI job will continue, but may be behave poorly and/or hang.</text:p>
      <text:p text:style-name="P11">--------------------------------------------------------------------------</text:p>
      <text:p text:style-name="P11">Hello World from MPI Process #4</text:p>
      <text:p text:style-name="P11">Hello World from MPI Process #6</text:p>
      <text:p text:style-name="P11">Hello World from MPI Process #7</text:p>
      <text:p text:style-name="P11">Hello World from MPI Process #3</text:p>
      <text:p text:style-name="P11">Hello World from MPI Process #0</text:p>
      <text:p text:style-name="P11">Number of MPI Processes = 8</text:p>
      <text:p text:style-name="P11">Hello World from MPI Process #2</text:p>
      <text:p text:style-name="P11">Hello World from MPI Process #5</text:p>
      <text:p text:style-name="P11">Hello World from MPI Process #1</text:p>
      <text:p text:style-name="P11">[dmc:24221] 7 more processes have sent help message help-mpi-btl-openib.txt / reg mem limit low</text:p>
      <text:p text:style-name="P11">[dmc:24221] Set MCA parameter "orte_base_help_aggregate" to 0 to see all help / error messages</text:p>
      <text:p text:style-name="P2"/>
      <text:p text:style-name="P5">hello_world_MPI2 output</text:p>
      <text:p text:style-name="P11">uahcls16@dmc:hw1&gt; mpirun -np 8 ./hw_mpi2 </text:p>
      <text:p text:style-name="P11">--------------------------------------------------------------------------</text:p>
      <text:p text:style-name="P11">WARNING: It appears that your OpenFabrics subsystem is configured to only</text:p>
      <text:p text:style-name="P11">allow registering part of your physical memory. <text:s/>This can cause MPI jobs to</text:p>
      <text:p text:style-name="P11">run with erratic performance, hang, and/or crash.</text:p>
      <text:p text:style-name="P11"/>
      <text:p text:style-name="P11">This may be caused by your OpenFabrics vendor limiting the amount of</text:p>
      <text:p text:style-name="P11">physical memory that can be registered. <text:s/>You should investigate the</text:p>
      <text:p text:style-name="P11">relevant Linux kernel module parameters that control how much physical</text:p>
      <text:p text:style-name="P11">memory can be registered, and increase them to allow registering all</text:p>
      <text:p text:style-name="P11">physical memory on your machine.</text:p>
      <text:p text:style-name="P11"/>
      <text:p text:style-name="P11">See this Open MPI FAQ item for more information on these Linux kernel module</text:p>
      <text:p text:style-name="P11">parameters:</text:p>
      <text:p text:style-name="P11"><text:soft-page-break/></text:p>
      <text:p text:style-name="P11"><text:s text:c="4"/>http://www.open-mpi.org/faq/?category=openfabrics#ib-locked-pages</text:p>
      <text:p text:style-name="P11"/>
      <text:p text:style-name="P11"><text:s text:c="2"/>Local host: <text:s text:c="13"/>dmc</text:p>
      <text:p text:style-name="P11"><text:s text:c="2"/>Registerable memory: <text:s text:c="4"/>16384 MiB</text:p>
      <text:p text:style-name="P11"><text:s text:c="2"/>Total memory: <text:s text:c="11"/>24567 MiB</text:p>
      <text:p text:style-name="P11"/>
      <text:p text:style-name="P11">Your MPI job will continue, but may be behave poorly and/or hang.</text:p>
      <text:p text:style-name="P11">--------------------------------------------------------------------------</text:p>
      <text:p text:style-name="P11">Hello World from MPI Process #0</text:p>
      <text:p text:style-name="P11">Number of MPI Processes = 8</text:p>
      <text:p text:style-name="P11">Hello World from MPI Process #1</text:p>
      <text:p text:style-name="P11">Hello World from MPI Process #5</text:p>
      <text:p text:style-name="P11">Hello World from MPI Process #3</text:p>
      <text:p text:style-name="P11">Hello World from MPI Process #2</text:p>
      <text:p text:style-name="P11">Hello World from MPI Process #6</text:p>
      <text:p text:style-name="P11">Hello World from MPI Process #7</text:p>
      <text:p text:style-name="P11">Hello World from MPI Process #4</text:p>
      <text:p text:style-name="P11">[dmc:24728] 7 more processes have sent help message help-mpi-btl-openib.txt / reg mem limit low</text:p>
      <text:p text:style-name="P11">[dmc:24728] Set MCA parameter "orte_base_help_aggregate" to 0 to see all help / error messages</text:p>
      <text:p text:style-name="P2"/>
      <text:p text:style-name="P5">hello_world_PTH output</text:p>
      <text:p text:style-name="P11">uahcls16@dmc:hw1&gt; ./hw_pth</text:p>
      <text:p text:style-name="P11">Hello World, from PThread 0</text:p>
      <text:p text:style-name="P11">Hello World, from PThread 1</text:p>
      <text:p text:style-name="P11">Hello World, from PThread 7</text:p>
      <text:p text:style-name="P11">Hello World, from PThread 2</text:p>
      <text:p text:style-name="P11">Hello World, from PThread 5</text:p>
      <text:p text:style-name="P11">Hello World, from PThread 4</text:p>
      <text:p text:style-name="P11">Number of threads = 8</text:p>
      <text:p text:style-name="P11">Hello World, from PThread 6</text:p>
      <text:p text:style-name="P11">Hello World, from PThread 3</text:p>
      <text:p text:style-name="P2"/>
      <text:p text:style-name="P5">hello_world_OMP output</text:p>
      <text:p text:style-name="P11">uahcls16@dmc:hw1&gt; ./hw_omp </text:p>
      <text:p text:style-name="P11">Hello World from thread = 1</text:p>
      <text:p text:style-name="P11">Hello World from thread = 0</text:p>
      <text:p text:style-name="P11">Hello World from thread = 7</text:p>
      <text:p text:style-name="P11">Hello World from thread = 5</text:p>
      <text:p text:style-name="P11">Hello World from thread = 2</text:p>
      <text:p text:style-name="P11">Hello World from thread = 3</text:p>
      <text:p text:style-name="P11">Hello World from thread = 6</text:p>
      <text:p text:style-name="P11">Hello World from thread = 4</text:p>
      <text:p text:style-name="P11">Number of Threads = 8</text:p>
      <text:p text:style-name="P1"/>
      <text:p text:style-name="P4"><text:span text:style-name="T1">(</text:span>B)</text:p>
      <text:p text:style-name="P1">- When the mutex lock and unlock lines are commented out of the pthreads program, its output will <text:span text:style-name="T1">clobber itself, and result in some half-lines and run-on lines being printed. I suspect this is because there is only one stdout, and when multiple threads attempt to write output, it simply clobbers and continues.</text:span></text:p>
      <text:p text:style-name="P1"/>
      <text:p text:style-name="P5">hello_world_PTH_mod output</text:p>
      <text:p text:style-name="P11">uahcls16@dmc:hw1&gt; ./hw_pth_mod </text:p>
      <text:p text:style-name="P11">Hello World, from PThread Hello World, from PThread 0Hello World, from PThread 41</text:p>
      <text:p text:style-name="P11"/>
      <text:p text:style-name="P11">Hello World, from PThread Hello World, from PThread Number of threads = 8</text:p>
      <text:p text:style-name="P11">Hello World, from PThread 7</text:p>
      <text:p text:style-name="P11"/>
      <text:p text:style-name="P11">5</text:p>
      <text:p text:style-name="P11">3</text:p>
      <text:p text:style-name="P11"><text:soft-page-break/>Hello World, from PThread 2</text:p>
      <text:p text:style-name="P11">Hello World, from PThread 6</text:p>
      <text:p text:style-name="P2"/>
      <text:p text:style-name="P5">(C)</text:p>
      <text:p text:style-name="P2">- Similarly to the modified Pthread program, the OpenMP executable will output nothing on some lines, garbage on others, and print a few that match the original. Again I believe this is because the program's threads are attmpting to access the same stdout at the same time, and the buffer is not cleared to the screen before being overwritten.</text:p>
      <text:p text:style-name="P2"/>
      <text:p text:style-name="P3">hello_world_OMP_mod output</text:p>
      <text:p text:style-name="P11">uahcls16@dmc:hw1&gt; ./hw_omp_mod </text:p>
      <text:p text:style-name="P11">Hello World from thread = Hello World from thread = Hello World from thread = Hello World from thread = 763</text:p>
      <text:p text:style-name="P11">Hello World from thread = Hello World from thread = 4</text:p>
      <text:p text:style-name="P11">Hello World from thread = 0</text:p>
      <text:p text:style-name="P11">Number of Threads = 8</text:p>
      <text:p text:style-name="P11">Hello World from thread = 2</text:p>
      <text:p text:style-name="P11">5</text:p>
      <text:p text:style-name="P11"/>
      <text:p text:style-name="P11">1</text:p>
      <text:p text:style-name="P11"/>
      <text:p text:style-name="P2"/>
      <text:p text:style-name="P6"/>
      <text:p text:style-name="P12">Problem 2</text:p>
      <text:p text:style-name="P8"/>
      <text:p text:style-name="P7">hw1p2 source</text:p>
      <text:p text:style-name="P10">/* </text:p>
      <text:p text:style-name="P10">Christopher Bero</text:p>
      <text:p text:style-name="P10">CPE 412</text:p>
      <text:p text:style-name="P10">Homework 1 - Problem 2</text:p>
      <text:p text:style-name="P10">*/</text:p>
      <text:p text:style-name="P10"/>
      <text:p text:style-name="P10">using namespace std;</text:p>
      <text:p text:style-name="P10"/>
      <text:p text:style-name="P10">#include &lt;iostream&gt;</text:p>
      <text:p text:style-name="P10">#include &lt;mpi.h&gt;</text:p>
      <text:p text:style-name="P10">#include &lt;stdio.h&gt;</text:p>
      <text:p text:style-name="P10">#include &lt;stdlib.h&gt;</text:p>
      <text:p text:style-name="P10">#include &lt;pthread.h&gt;</text:p>
      <text:p text:style-name="P10">#include &lt;string.h&gt;</text:p>
      <text:p text:style-name="P10"/>
      <text:p text:style-name="P10">#define NTHREADS 2 /* set number of threads to 8 */</text:p>
      <text:p text:style-name="P10"/>
      <text:p text:style-name="P10">pthread_mutex_t MUTEX; // globaly defined lock variable used to insure</text:p>
      <text:p text:style-name="P10"><text:s text:c="23"/>// uninterrupted print operations from each thread</text:p>
      <text:p text:style-name="P10"/>
      <text:p text:style-name="P10">struct arg_struct {</text:p>
      <text:p text:style-name="P10"><text:s text:c="8"/>int proc;</text:p>
      <text:p text:style-name="P10"><text:s text:c="8"/>int thread;</text:p>
      <text:p text:style-name="P10">};</text:p>
      <text:p text:style-name="P10"/>
      <text:p text:style-name="P10">// PThread - This is the worker thread code</text:p>
      <text:p text:style-name="P10">void *hello(void * arg) {</text:p>
      <text:p text:style-name="P10"><text:s text:c="8"/>struct arg_struct *args_p = (struct arg_struct *)arg;</text:p>
      <text:p text:style-name="P10"/>
      <text:p text:style-name="P10"><text:s text:c="3"/>// enter critical region</text:p>
      <text:p text:style-name="P10"><text:s text:c="3"/>pthread_mutex_lock(&amp;MUTEX);</text:p>
      <text:p text:style-name="P10"/>
      <text:p text:style-name="P10"><text:s text:c="3"/>cout &lt;&lt; "Hello World, from MPI Process " &lt;&lt; args_p-&gt;proc &lt;&lt; " Thread " &lt;&lt; args_p-&gt;thread &lt;&lt; endl &lt;&lt; flush;</text:p>
      <text:p text:style-name="P10"/>
      <text:p text:style-name="P10"><text:s text:c="3"/>// exit critical region</text:p>
      <text:p text:style-name="P10"><text:s text:c="3"/>pthread_mutex_unlock(&amp;MUTEX);</text:p>
      <text:p text:style-name="P10"/>
      <text:p text:style-name="P10"><text:s text:c="2"/>return arg;</text:p>
      <text:p text:style-name="P10">}</text:p>
      <text:p text:style-name="P10"/>
      <text:p text:style-name="P10">int main (int argc, char *argv[]) {</text:p>
      <text:p text:style-name="P10"><text:s text:c="2"/>int tid; <text:s text:c="22"/>// tid thread number</text:p>
      <text:p text:style-name="P10"><text:s text:c="2"/>pthread_t threads[NTHREADS]; <text:s text:c="2"/>// holds various thread info </text:p>
      <text:p text:style-name="P10"><text:s text:c="2"/>int errcode; <text:s text:c="18"/>// pthread error code</text:p>
      <text:p text:style-name="P10"><text:s text:c="3"/>MPI_Status status;</text:p>
      <text:p text:style-name="P10"><text:s text:c="3"/>int nmtsks, rank;</text:p>
      <text:p text:style-name="P10"/>
      <text:p text:style-name="P10"><text:s text:c="3"/>MPI_Init(&amp;argc,&amp;argv); // Initalize MPI environment</text:p>
      <text:p text:style-name="P10"><text:s text:c="3"/>MPI_Comm_size(MPI_COMM_WORLD,&amp;nmtsks); //get total number of processes</text:p>
      <text:p text:style-name="P10"><text:s text:c="3"/>MPI_Comm_rank(MPI_COMM_WORLD,&amp;rank); // get process identity number</text:p>
      <text:p text:style-name="P10"><text:s text:c="3"/></text:p>
      <text:p text:style-name="P10"><text:s text:c="2"/>//int ids[nmtsks][2]; <text:s text:c="12"/>// holds thread args</text:p>
      <text:p text:style-name="P10"/>
      <text:p text:style-name="P10"><text:s text:c="8"/>arg_struct args[nmtsks][NTHREADS];</text:p>
      <text:p text:style-name="P10"><text:s text:c="3"/>// initialize mutex variable -- this variable is used to insure that</text:p>
      <text:p text:style-name="P10"><text:s text:c="3"/>// all couts are automic meaning that they are not interrupted</text:p>
      <text:p text:style-name="P10"><text:s text:c="3"/>pthread_mutex_init(&amp;MUTEX,NULL);</text:p>
      <text:p text:style-name="P10"/>
      <text:p text:style-name="P10"><text:s text:c="3"/>/* create the threads */</text:p>
      <text:p text:style-name="P10"><text:s text:c="3"/>for (tid=0; tid&lt;NTHREADS; tid++) {</text:p>
      <text:p text:style-name="P10"><text:s text:c="8"/>args[rank][tid].proc=rank;</text:p>
      <text:p text:style-name="P10"><text:s text:c="6"/>args[rank][tid].thread=tid;</text:p>
      <text:p text:style-name="P10"><text:soft-page-break/><text:s text:c="6"/>errcode=pthread_create(</text:p>
      <text:p text:style-name="P10"><text:s text:c="14"/>&amp;threads[tid],// thread information structure</text:p>
      <text:p text:style-name="P10"><text:s text:c="14"/>NULL, <text:s text:c="8"/>// thread attributes -- NULL means assume defaults </text:p>
      <text:p text:style-name="P10"><text:s text:c="14"/>hello, <text:s text:c="7"/>// function name that is to represent thread</text:p>
      <text:p text:style-name="P10"><text:s text:c="14"/>(void*)&amp;args[rank][tid]); <text:s/>// pthread created thread id for the created thread <text:s text:c="7"/></text:p>
      <text:p text:style-name="P10"><text:s text:c="6"/>// check for error during thread creation</text:p>
      <text:p text:style-name="P10"><text:s text:c="6"/>if (errcode) {</text:p>
      <text:p text:style-name="P10"><text:s text:c="9"/>cerr &lt;&lt; "Pthread Creation Error: " &lt;&lt; strerror(errcode) &lt;&lt; endl &lt;&lt; flush; </text:p>
      <text:p text:style-name="P10"><text:s text:c="9"/>exit(1);</text:p>
      <text:p text:style-name="P10"><text:s text:c="6"/>}</text:p>
      <text:p text:style-name="P10"><text:s text:c="3"/>}</text:p>
      <text:p text:style-name="P10"/>
      <text:p text:style-name="P10"><text:s text:c="3"/>// wait for all threads to return before exiting main program (process)</text:p>
      <text:p text:style-name="P10"><text:s text:c="3"/>for (tid=0; tid&lt;NTHREADS; tid++) {</text:p>
      <text:p text:style-name="P10"><text:s text:c="6"/>// wait for each thread to terminate </text:p>
      <text:p text:style-name="P10"><text:s text:c="6"/>errcode=pthread_join(</text:p>
      <text:p text:style-name="P10"><text:s text:c="14"/>threads[tid], //thread scheduler id information of selected thread</text:p>
      <text:p text:style-name="P10"><text:s text:c="14"/>NULL); <text:s text:c="7"/>//thread return value -- not used in this case</text:p>
      <text:p text:style-name="P10"><text:s text:c="6"/>if (errcode) {</text:p>
      <text:p text:style-name="P10"><text:s text:c="9"/>cerr &lt;&lt; "Pthread Join Error: " &lt;&lt; strerror(errcode) &lt;&lt; endl &lt;&lt; flush; </text:p>
      <text:p text:style-name="P10"><text:s text:c="9"/>exit(1);</text:p>
      <text:p text:style-name="P10"><text:s text:c="6"/>}</text:p>
      <text:p text:style-name="P10"><text:s text:c="3"/>}</text:p>
      <text:p text:style-name="P10"/>
      <text:p text:style-name="P10"><text:s text:c="2"/>/* Terminate MPI Program -- clear out all buffers */</text:p>
      <text:p text:style-name="P10"><text:s text:c="2"/>MPI_Finalize();</text:p>
      <text:p text:style-name="P10"/>
      <text:p text:style-name="P10">}</text:p>
      <text:p text:style-name="P8"/>
      <text:p text:style-name="P7">hw1p2 output</text:p>
      <text:p text:style-name="P10">uahcls16@dmc:hw1&gt; mpiexec -np 4 ./hybrid</text:p>
      <text:p text:style-name="P10">--------------------------------------------------------------------------</text:p>
      <text:p text:style-name="P10">WARNING: It appears that your OpenFabrics subsystem is configured to only</text:p>
      <text:p text:style-name="P10">allow registering part of your physical memory. <text:s/>This can cause MPI jobs to</text:p>
      <text:p text:style-name="P10">run with erratic performance, hang, and/or crash.</text:p>
      <text:p text:style-name="P10"/>
      <text:p text:style-name="P10">This may be caused by your OpenFabrics vendor limiting the amount of</text:p>
      <text:p text:style-name="P10">physical memory that can be registered. <text:s/>You should investigate the</text:p>
      <text:p text:style-name="P10">relevant Linux kernel module parameters that control how much physical</text:p>
      <text:p text:style-name="P10">memory can be registered, and increase them to allow registering all</text:p>
      <text:p text:style-name="P10">physical memory on your machine.</text:p>
      <text:p text:style-name="P10"/>
      <text:p text:style-name="P10">See this Open MPI FAQ item for more information on these Linux kernel module</text:p>
      <text:p text:style-name="P10">parameters:</text:p>
      <text:p text:style-name="P10"/>
      <text:p text:style-name="P10"><text:s text:c="4"/>http://www.open-mpi.org/faq/?category=openfabrics#ib-locked-pages</text:p>
      <text:p text:style-name="P10"/>
      <text:p text:style-name="P10"><text:s text:c="2"/>Local host: <text:s text:c="13"/>dmc</text:p>
      <text:p text:style-name="P10"><text:s text:c="2"/>Registerable memory: <text:s text:c="4"/>16384 MiB</text:p>
      <text:p text:style-name="P10"><text:s text:c="2"/>Total memory: <text:s text:c="11"/>24567 MiB</text:p>
      <text:p text:style-name="P10"/>
      <text:p text:style-name="P10">Your MPI job will continue, but may be behave poorly and/or hang.</text:p>
      <text:p text:style-name="P10">--------------------------------------------------------------------------</text:p>
      <text:p text:style-name="P10">Hello World, from MPI Process 2 Thread 0</text:p>
      <text:p text:style-name="P10">Hello World, from MPI Process 2 Thread 1</text:p>
      <text:p text:style-name="P10">Hello World, from MPI Process 0 Thread 0</text:p>
      <text:p text:style-name="P10">Hello World, from MPI Process 0 Thread 1</text:p>
      <text:p text:style-name="P10">Hello World, from MPI Process 1 Thread 0</text:p>
      <text:p text:style-name="P10">Hello World, from MPI Process 3 Thread 1</text:p>
      <text:p text:style-name="P10">Hello World, from MPI Process 3 Thread 0</text:p>
      <text:p text:style-name="P10">Hello World, from MPI Process 1 Thread 1</text:p>
      <text:p text:style-name="P10">[dmc:04740] 3 more processes have sent help message help-mpi-btl-openib.txt / reg mem limit low</text:p>
      <text:p text:style-name="P9"><text:span text:style-name="T2">[dmc:04740] Set MCA parameter "orte_base_help_aggregate" to 0 to see all help / error messag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8:52:21.424857018</meta:creation-date>
    <dc:date>2015-09-07T20:44:52.329337278</dc:date>
    <meta:editing-duration>PT1H22M10S</meta:editing-duration>
    <meta:editing-cycles>2</meta:editing-cycles>
    <meta:generator>LibreOffice/5.0.1.2.0$Linux_X86_64 LibreOffice_project/00m0$Build-2</meta:generator>
    <meta:document-statistic meta:table-count="0" meta:image-count="0" meta:object-count="0" meta:page-count="5" meta:paragraph-count="216" meta:word-count="1338" meta:character-count="9279" meta:non-whitespace-character-count="7630"/>
  </office:meta>
</office:document-meta>
</file>